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ris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ri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5-03" calcext:value-type="date">
            <text:p>3.5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4" calcext:value-type="date">
            <text:p>4.9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4" calcext:value-type="date">
            <text:p>4.7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4" calcext:value-type="date">
            <text:p>4.6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.0</text:p>
          </table:table-cell>
          <table:table-cell table:style-name="ce1" office:value-type="date" office:date-value="2019-06-03" calcext:value-type="date">
            <text:p>3.6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5" calcext:value-type="date">
            <text:p>5.4</text:p>
          </table:table-cell>
          <table:table-cell table:style-name="ce1" office:value-type="date" office:date-value="2019-09-03" calcext:value-type="date">
            <text:p>3.9</text:p>
          </table:table-cell>
          <table:table-cell table:style-name="ce1" office:value-type="date" office:date-value="2019-07-01" calcext:value-type="date">
            <text:p>1.7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4" calcext:value-type="date">
            <text:p>4.6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.0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4" calcext:value-type="date">
            <text:p>4.4</text:p>
          </table:table-cell>
          <table:table-cell table:style-name="ce1" office:value-type="date" office:date-value="2019-09-02" calcext:value-type="date">
            <text:p>2.9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4" calcext:value-type="date">
            <text:p>4.9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5" calcext:value-type="date">
            <text:p>5.4</text:p>
          </table:table-cell>
          <table:table-cell table:style-name="ce1" office:value-type="date" office:date-value="2019-07-03" calcext:value-type="date">
            <text:p>3.7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4" calcext:value-type="date">
            <text:p>4.8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6-01" calcext:value-type="date">
            <text:p>1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4" calcext:value-type="date">
            <text:p>4.8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4" calcext:value-type="date">
            <text:p>4.3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1-01" calcext:value-type="date">
            <text:p>1.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5" calcext:value-type="date">
            <text:p>5.8</text:p>
          </table:table-cell>
          <table:table-cell table:style-name="ce2" office:value-type="string" calcext:value-type="string">
            <text:p>4.0</text:p>
          </table:table-cell>
          <table:table-cell table:style-name="ce1" office:value-type="date" office:date-value="2019-02-01" calcext:value-type="date">
            <text:p>1.2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5" calcext:value-type="date">
            <text:p>5.7</text:p>
          </table:table-cell>
          <table:table-cell table:style-name="ce1" office:value-type="date" office:date-value="2019-04-04" calcext:value-type="date">
            <text:p>4.4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5" calcext:value-type="date">
            <text:p>5.4</text:p>
          </table:table-cell>
          <table:table-cell table:style-name="ce1" office:value-type="date" office:date-value="2019-09-03" calcext:value-type="date">
            <text:p>3.9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5-03" calcext:value-type="date">
            <text:p>3.5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5" calcext:value-type="date">
            <text:p>5.7</text:p>
          </table:table-cell>
          <table:table-cell table:style-name="ce1" office:value-type="date" office:date-value="2019-08-03" calcext:value-type="date">
            <text:p>3.8</text:p>
          </table:table-cell>
          <table:table-cell table:style-name="ce1" office:value-type="date" office:date-value="2019-07-01" calcext:value-type="date">
            <text:p>1.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8-03" calcext:value-type="date">
            <text:p>3.8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5" calcext:value-type="date">
            <text:p>5.4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7-01" calcext:value-type="date">
            <text:p>1.7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7-03" calcext:value-type="date">
            <text:p>3.7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4" calcext:value-type="date">
            <text:p>4.6</text:p>
          </table:table-cell>
          <table:table-cell table:style-name="ce1" office:value-type="date" office:date-value="2019-06-03" calcext:value-type="date">
            <text:p>3.6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3-03" calcext:value-type="date">
            <text:p>3.3</text:p>
          </table:table-cell>
          <table:table-cell table:style-name="ce1" office:value-type="date" office:date-value="2019-07-01" calcext:value-type="date">
            <text:p>1.7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4" calcext:value-type="date">
            <text:p>4.8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9-01" calcext:value-type="date">
            <text:p>1.9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6-01" calcext:value-type="date">
            <text:p>1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.0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6-01" calcext:value-type="date">
            <text:p>1.6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5" calcext:value-type="date">
            <text:p>5.2</text:p>
          </table:table-cell>
          <table:table-cell table:style-name="ce1" office:value-type="date" office:date-value="2019-05-03" calcext:value-type="date">
            <text:p>3.5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5" calcext:value-type="date">
            <text:p>5.2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4" calcext:value-type="date">
            <text:p>4.7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6-01" calcext:value-type="date">
            <text:p>1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4" calcext:value-type="date">
            <text:p>4.8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6-01" calcext:value-type="date">
            <text:p>1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5" calcext:value-type="date">
            <text:p>5.4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5" calcext:value-type="date">
            <text:p>5.2</text:p>
          </table:table-cell>
          <table:table-cell table:style-name="ce1" office:value-type="date" office:date-value="2019-01-04" calcext:value-type="date">
            <text:p>4.1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5" calcext:value-type="date">
            <text:p>5.5</text:p>
          </table:table-cell>
          <table:table-cell table:style-name="ce1" office:value-type="date" office:date-value="2019-02-04" calcext:value-type="date">
            <text:p>4.2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4" calcext:value-type="date">
            <text:p>4.9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.0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2-01" calcext:value-type="date">
            <text:p>1.2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5" calcext:value-type="date">
            <text:p>5.5</text:p>
          </table:table-cell>
          <table:table-cell table:style-name="ce1" office:value-type="date" office:date-value="2019-05-03" calcext:value-type="date">
            <text:p>3.5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4" calcext:value-type="date">
            <text:p>4.9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4" calcext:value-type="date">
            <text:p>4.4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.0</text:p>
          </table:table-cell>
          <table:table-cell table:style-name="ce1" office:value-type="date" office:date-value="2019-05-03" calcext:value-type="date">
            <text:p>3.5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4" calcext:value-type="date">
            <text:p>4.5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4" calcext:value-type="date">
            <text:p>4.4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.0</text:p>
          </table:table-cell>
          <table:table-cell table:style-name="ce1" office:value-type="date" office:date-value="2019-05-03" calcext:value-type="date">
            <text:p>3.5</text:p>
          </table:table-cell>
          <table:table-cell table:style-name="ce1" office:value-type="date" office:date-value="2019-06-01" calcext:value-type="date">
            <text:p>1.6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8-03" calcext:value-type="date">
            <text:p>3.8</text:p>
          </table:table-cell>
          <table:table-cell table:style-name="ce1" office:value-type="date" office:date-value="2019-09-01" calcext:value-type="date">
            <text:p>1.9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4" calcext:value-type="date">
            <text:p>4.8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8-03" calcext:value-type="date">
            <text:p>3.8</text:p>
          </table:table-cell>
          <table:table-cell table:style-name="ce1" office:value-type="date" office:date-value="2019-06-01" calcext:value-type="date">
            <text:p>1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4" calcext:value-type="date">
            <text:p>4.6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5" calcext:value-type="date">
            <text:p>5.3</text:p>
          </table:table-cell>
          <table:table-cell table:style-name="ce1" office:value-type="date" office:date-value="2019-07-03" calcext:value-type="date">
            <text:p>3.7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.0</text:p>
          </table:table-cell>
          <table:table-cell table:style-name="ce1" office:value-type="date" office:date-value="2019-03-03" calcext:value-type="date">
            <text:p>3.3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7.0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7-04" calcext:value-type="date">
            <text:p>4.7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6" calcext:value-type="date">
            <text:p>6.4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5-04" calcext:value-type="date">
            <text:p>4.5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6" calcext:value-type="date">
            <text:p>6.9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9-04" calcext:value-type="date">
            <text:p>4.9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5" calcext:value-type="date">
            <text:p>5.5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2" office:value-type="string" calcext:value-type="string">
            <text:p>4.0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6" calcext:value-type="date">
            <text:p>6.5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6-04" calcext:value-type="date">
            <text:p>4.6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5" calcext:value-type="date">
            <text:p>5.7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5-04" calcext:value-type="date">
            <text:p>4.5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6" calcext:value-type="date">
            <text:p>6.3</text:p>
          </table:table-cell>
          <table:table-cell table:style-name="ce1" office:value-type="date" office:date-value="2019-03-03" calcext:value-type="date">
            <text:p>3.3</text:p>
          </table:table-cell>
          <table:table-cell table:style-name="ce1" office:value-type="date" office:date-value="2019-07-04" calcext:value-type="date">
            <text:p>4.7</text:p>
          </table:table-cell>
          <table:table-cell table:style-name="ce1" office:value-type="date" office:date-value="2019-06-01" calcext:value-type="date">
            <text:p>1.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4" calcext:value-type="date">
            <text:p>4.9</text:p>
          </table:table-cell>
          <table:table-cell table:style-name="ce1" office:value-type="date" office:date-value="2019-04-02" calcext:value-type="date">
            <text:p>2.4</text:p>
          </table:table-cell>
          <table:table-cell table:style-name="ce1" office:value-type="date" office:date-value="2019-03-03" calcext:value-type="date">
            <text:p>3.3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6" calcext:value-type="date">
            <text:p>6.6</text:p>
          </table:table-cell>
          <table:table-cell table:style-name="ce1" office:value-type="date" office:date-value="2019-09-02" calcext:value-type="date">
            <text:p>2.9</text:p>
          </table:table-cell>
          <table:table-cell table:style-name="ce1" office:value-type="date" office:date-value="2019-06-04" calcext:value-type="date">
            <text:p>4.6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5" calcext:value-type="date">
            <text:p>5.2</text:p>
          </table:table-cell>
          <table:table-cell table:style-name="ce1" office:value-type="date" office:date-value="2019-07-02" calcext:value-type="date">
            <text:p>2.7</text:p>
          </table:table-cell>
          <table:table-cell table:style-name="ce1" office:value-type="date" office:date-value="2019-09-03" calcext:value-type="date">
            <text:p>3.9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2.0</text:p>
          </table:table-cell>
          <table:table-cell table:style-name="ce1" office:value-type="date" office:date-value="2019-05-03" calcext:value-type="date">
            <text:p>3.5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5" calcext:value-type="date">
            <text:p>5.9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2-04" calcext:value-type="date">
            <text:p>4.2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.0</text:p>
          </table:table-cell>
          <table:table-cell table:style-name="ce1" office:value-type="date" office:date-value="2019-02-02" calcext:value-type="date">
            <text:p>2.2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6" calcext:value-type="date">
            <text:p>6.1</text:p>
          </table:table-cell>
          <table:table-cell table:style-name="ce1" office:value-type="date" office:date-value="2019-09-02" calcext:value-type="date">
            <text:p>2.9</text:p>
          </table:table-cell>
          <table:table-cell table:style-name="ce1" office:value-type="date" office:date-value="2019-07-04" calcext:value-type="date">
            <text:p>4.7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5" calcext:value-type="date">
            <text:p>5.6</text:p>
          </table:table-cell>
          <table:table-cell table:style-name="ce1" office:value-type="date" office:date-value="2019-09-02" calcext:value-type="date">
            <text:p>2.9</text:p>
          </table:table-cell>
          <table:table-cell table:style-name="ce1" office:value-type="date" office:date-value="2019-06-03" calcext:value-type="date">
            <text:p>3.6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6" calcext:value-type="date">
            <text:p>6.7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4-04" calcext:value-type="date">
            <text:p>4.4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5" calcext:value-type="date">
            <text:p>5.6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5-04" calcext:value-type="date">
            <text:p>4.5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5" calcext:value-type="date">
            <text:p>5.8</text:p>
          </table:table-cell>
          <table:table-cell table:style-name="ce1" office:value-type="date" office:date-value="2019-07-02" calcext:value-type="date">
            <text:p>2.7</text:p>
          </table:table-cell>
          <table:table-cell table:style-name="ce1" office:value-type="date" office:date-value="2019-01-04" calcext:value-type="date">
            <text:p>4.1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6" calcext:value-type="date">
            <text:p>6.2</text:p>
          </table:table-cell>
          <table:table-cell table:style-name="ce1" office:value-type="date" office:date-value="2019-02-02" calcext:value-type="date">
            <text:p>2.2</text:p>
          </table:table-cell>
          <table:table-cell table:style-name="ce1" office:value-type="date" office:date-value="2019-05-04" calcext:value-type="date">
            <text:p>4.5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5" calcext:value-type="date">
            <text:p>5.6</text:p>
          </table:table-cell>
          <table:table-cell table:style-name="ce1" office:value-type="date" office:date-value="2019-05-02" calcext:value-type="date">
            <text:p>2.5</text:p>
          </table:table-cell>
          <table:table-cell table:style-name="ce1" office:value-type="date" office:date-value="2019-09-03" calcext:value-type="date">
            <text:p>3.9</text:p>
          </table:table-cell>
          <table:table-cell table:style-name="ce1" office:value-type="date" office:date-value="2019-01-01" calcext:value-type="date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5" calcext:value-type="date">
            <text:p>5.9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8-04" calcext:value-type="date">
            <text:p>4.8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6" calcext:value-type="date">
            <text:p>6.1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2" office:value-type="string" calcext:value-type="string">
            <text:p>4.0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6" calcext:value-type="date">
            <text:p>6.3</text:p>
          </table:table-cell>
          <table:table-cell table:style-name="ce1" office:value-type="date" office:date-value="2019-05-02" calcext:value-type="date">
            <text:p>2.5</text:p>
          </table:table-cell>
          <table:table-cell table:style-name="ce1" office:value-type="date" office:date-value="2019-09-04" calcext:value-type="date">
            <text:p>4.9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6" calcext:value-type="date">
            <text:p>6.1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7-04" calcext:value-type="date">
            <text:p>4.7</text:p>
          </table:table-cell>
          <table:table-cell table:style-name="ce1" office:value-type="date" office:date-value="2019-02-01" calcext:value-type="date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6" calcext:value-type="date">
            <text:p>6.4</text:p>
          </table:table-cell>
          <table:table-cell table:style-name="ce1" office:value-type="date" office:date-value="2019-09-02" calcext:value-type="date">
            <text:p>2.9</text:p>
          </table:table-cell>
          <table:table-cell table:style-name="ce1" office:value-type="date" office:date-value="2019-03-04" calcext:value-type="date">
            <text:p>4.3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6" calcext:value-type="date">
            <text:p>6.6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4-04" calcext:value-type="date">
            <text:p>4.4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6" calcext:value-type="date">
            <text:p>6.8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8-04" calcext:value-type="date">
            <text:p>4.8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6" calcext:value-type="date">
            <text:p>6.7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5.0</text:p>
          </table:table-cell>
          <table:table-cell table:style-name="ce1" office:value-type="date" office:date-value="2019-07-01" calcext:value-type="date">
            <text:p>1.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.0</text:p>
          </table:table-cell>
          <table:table-cell table:style-name="ce1" office:value-type="date" office:date-value="2019-09-02" calcext:value-type="date">
            <text:p>2.9</text:p>
          </table:table-cell>
          <table:table-cell table:style-name="ce1" office:value-type="date" office:date-value="2019-05-04" calcext:value-type="date">
            <text:p>4.5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5" calcext:value-type="date">
            <text:p>5.7</text:p>
          </table:table-cell>
          <table:table-cell table:style-name="ce1" office:value-type="date" office:date-value="2019-06-02" calcext:value-type="date">
            <text:p>2.6</text:p>
          </table:table-cell>
          <table:table-cell table:style-name="ce1" office:value-type="date" office:date-value="2019-05-03" calcext:value-type="date">
            <text:p>3.5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5" calcext:value-type="date">
            <text:p>5.5</text:p>
          </table:table-cell>
          <table:table-cell table:style-name="ce1" office:value-type="date" office:date-value="2019-04-02" calcext:value-type="date">
            <text:p>2.4</text:p>
          </table:table-cell>
          <table:table-cell table:style-name="ce1" office:value-type="date" office:date-value="2019-08-03" calcext:value-type="date">
            <text:p>3.8</text:p>
          </table:table-cell>
          <table:table-cell table:style-name="ce1" office:value-type="date" office:date-value="2019-01-01" calcext:value-type="date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5" calcext:value-type="date">
            <text:p>5.5</text:p>
          </table:table-cell>
          <table:table-cell table:style-name="ce1" office:value-type="date" office:date-value="2019-04-02" calcext:value-type="date">
            <text:p>2.4</text:p>
          </table:table-cell>
          <table:table-cell table:style-name="ce1" office:value-type="date" office:date-value="2019-07-03" calcext:value-type="date">
            <text:p>3.7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5" calcext:value-type="date">
            <text:p>5.8</text:p>
          </table:table-cell>
          <table:table-cell table:style-name="ce1" office:value-type="date" office:date-value="2019-07-02" calcext:value-type="date">
            <text:p>2.7</text:p>
          </table:table-cell>
          <table:table-cell table:style-name="ce1" office:value-type="date" office:date-value="2019-09-03" calcext:value-type="date">
            <text:p>3.9</text:p>
          </table:table-cell>
          <table:table-cell table:style-name="ce1" office:value-type="date" office:date-value="2019-02-01" calcext:value-type="date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.0</text:p>
          </table:table-cell>
          <table:table-cell table:style-name="ce1" office:value-type="date" office:date-value="2019-07-02" calcext:value-type="date">
            <text:p>2.7</text:p>
          </table:table-cell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6-01" calcext:value-type="date">
            <text:p>1.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5" calcext:value-type="date">
            <text:p>5.4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5-04" calcext:value-type="date">
            <text:p>4.5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.0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5-04" calcext:value-type="date">
            <text:p>4.5</text:p>
          </table:table-cell>
          <table:table-cell table:style-name="ce1" office:value-type="date" office:date-value="2019-06-01" calcext:value-type="date">
            <text:p>1.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6" calcext:value-type="date">
            <text:p>6.7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7-04" calcext:value-type="date">
            <text:p>4.7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6" calcext:value-type="date">
            <text:p>6.3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1" office:value-type="date" office:date-value="2019-04-04" calcext:value-type="date">
            <text:p>4.4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5" calcext:value-type="date">
            <text:p>5.6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1-04" calcext:value-type="date">
            <text:p>4.1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5" calcext:value-type="date">
            <text:p>5.5</text:p>
          </table:table-cell>
          <table:table-cell table:style-name="ce1" office:value-type="date" office:date-value="2019-05-02" calcext:value-type="date">
            <text:p>2.5</text:p>
          </table:table-cell>
          <table:table-cell table:style-name="ce2" office:value-type="string" calcext:value-type="string">
            <text:p>4.0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5" calcext:value-type="date">
            <text:p>5.5</text:p>
          </table:table-cell>
          <table:table-cell table:style-name="ce1" office:value-type="date" office:date-value="2019-06-02" calcext:value-type="date">
            <text:p>2.6</text:p>
          </table:table-cell>
          <table:table-cell table:style-name="ce1" office:value-type="date" office:date-value="2019-04-04" calcext:value-type="date">
            <text:p>4.4</text:p>
          </table:table-cell>
          <table:table-cell table:style-name="ce1" office:value-type="date" office:date-value="2019-02-01" calcext:value-type="date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6" calcext:value-type="date">
            <text:p>6.1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6-04" calcext:value-type="date">
            <text:p>4.6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5" calcext:value-type="date">
            <text:p>5.8</text:p>
          </table:table-cell>
          <table:table-cell table:style-name="ce1" office:value-type="date" office:date-value="2019-06-02" calcext:value-type="date">
            <text:p>2.6</text:p>
          </table:table-cell>
          <table:table-cell table:style-name="ce2" office:value-type="string" calcext:value-type="string">
            <text:p>4.0</text:p>
          </table:table-cell>
          <table:table-cell table:style-name="ce1" office:value-type="date" office:date-value="2019-02-01" calcext:value-type="date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.0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1" office:value-type="date" office:date-value="2019-03-03" calcext:value-type="date">
            <text:p>3.3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5" calcext:value-type="date">
            <text:p>5.6</text:p>
          </table:table-cell>
          <table:table-cell table:style-name="ce1" office:value-type="date" office:date-value="2019-07-02" calcext:value-type="date">
            <text:p>2.7</text:p>
          </table:table-cell>
          <table:table-cell table:style-name="ce1" office:value-type="date" office:date-value="2019-02-04" calcext:value-type="date">
            <text:p>4.2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5" calcext:value-type="date">
            <text:p>5.7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2-04" calcext:value-type="date">
            <text:p>4.2</text:p>
          </table:table-cell>
          <table:table-cell table:style-name="ce1" office:value-type="date" office:date-value="2019-02-01" calcext:value-type="date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5" calcext:value-type="date">
            <text:p>5.7</text:p>
          </table:table-cell>
          <table:table-cell table:style-name="ce1" office:value-type="date" office:date-value="2019-09-02" calcext:value-type="date">
            <text:p>2.9</text:p>
          </table:table-cell>
          <table:table-cell table:style-name="ce1" office:value-type="date" office:date-value="2019-02-04" calcext:value-type="date">
            <text:p>4.2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6" calcext:value-type="date">
            <text:p>6.2</text:p>
          </table:table-cell>
          <table:table-cell table:style-name="ce1" office:value-type="date" office:date-value="2019-09-02" calcext:value-type="date">
            <text:p>2.9</text:p>
          </table:table-cell>
          <table:table-cell table:style-name="ce1" office:value-type="date" office:date-value="2019-03-04" calcext:value-type="date">
            <text:p>4.3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5-02" calcext:value-type="date">
            <text:p>2.5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1-01" calcext:value-type="date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5" calcext:value-type="date">
            <text:p>5.7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1-04" calcext:value-type="date">
            <text:p>4.1</text:p>
          </table:table-cell>
          <table:table-cell table:style-name="ce1" office:value-type="date" office:date-value="2019-03-01" calcext:value-type="date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6" calcext:value-type="date">
            <text:p>6.3</text:p>
          </table:table-cell>
          <table:table-cell table:style-name="ce1" office:value-type="date" office:date-value="2019-03-03" calcext:value-type="date">
            <text:p>3.3</text:p>
          </table:table-cell>
          <table:table-cell table:style-name="ce2" office:value-type="string" calcext:value-type="string">
            <text:p>6.0</text:p>
          </table:table-cell>
          <table:table-cell table:style-name="ce1" office:value-type="date" office:date-value="2019-05-02" calcext:value-type="date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5" calcext:value-type="date">
            <text:p>5.8</text:p>
          </table:table-cell>
          <table:table-cell table:style-name="ce1" office:value-type="date" office:date-value="2019-07-02" calcext:value-type="date">
            <text:p>2.7</text:p>
          </table:table-cell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9-01" calcext:value-type="date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7" calcext:value-type="date">
            <text:p>7.1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9-05" calcext:value-type="date">
            <text:p>5.9</text:p>
          </table:table-cell>
          <table:table-cell table:style-name="ce1" office:value-type="date" office:date-value="2019-01-02" calcext:value-type="date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6" calcext:value-type="date">
            <text:p>6.3</text:p>
          </table:table-cell>
          <table:table-cell table:style-name="ce1" office:value-type="date" office:date-value="2019-09-02" calcext:value-type="date">
            <text:p>2.9</text:p>
          </table:table-cell>
          <table:table-cell table:style-name="ce1" office:value-type="date" office:date-value="2019-06-05" calcext:value-type="date">
            <text:p>5.6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6" calcext:value-type="date">
            <text:p>6.5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8-05" calcext:value-type="date">
            <text:p>5.8</text:p>
          </table:table-cell>
          <table:table-cell table:style-name="ce1" office:value-type="date" office:date-value="2019-02-02" calcext:value-type="date">
            <text:p>2.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7" calcext:value-type="date">
            <text:p>7.6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6-06" calcext:value-type="date">
            <text:p>6.6</text:p>
          </table:table-cell>
          <table:table-cell table:style-name="ce1" office:value-type="date" office:date-value="2019-01-02" calcext:value-type="date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4" calcext:value-type="date">
            <text:p>4.9</text:p>
          </table:table-cell>
          <table:table-cell table:style-name="ce1" office:value-type="date" office:date-value="2019-05-02" calcext:value-type="date">
            <text:p>2.5</text:p>
          </table:table-cell>
          <table:table-cell table:style-name="ce1" office:value-type="date" office:date-value="2019-05-04" calcext:value-type="date">
            <text:p>4.5</text:p>
          </table:table-cell>
          <table:table-cell table:style-name="ce1" office:value-type="date" office:date-value="2019-07-01" calcext:value-type="date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7" calcext:value-type="date">
            <text:p>7.3</text:p>
          </table:table-cell>
          <table:table-cell table:style-name="ce1" office:value-type="date" office:date-value="2019-09-02" calcext:value-type="date">
            <text:p>2.9</text:p>
          </table:table-cell>
          <table:table-cell table:style-name="ce1" office:value-type="date" office:date-value="2019-03-06" calcext:value-type="date">
            <text:p>6.3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6" calcext:value-type="date">
            <text:p>6.7</text:p>
          </table:table-cell>
          <table:table-cell table:style-name="ce1" office:value-type="date" office:date-value="2019-05-02" calcext:value-type="date">
            <text:p>2.5</text:p>
          </table:table-cell>
          <table:table-cell table:style-name="ce1" office:value-type="date" office:date-value="2019-08-05" calcext:value-type="date">
            <text:p>5.8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7" calcext:value-type="date">
            <text:p>7.2</text:p>
          </table:table-cell>
          <table:table-cell table:style-name="ce1" office:value-type="date" office:date-value="2019-06-03" calcext:value-type="date">
            <text:p>3.6</text:p>
          </table:table-cell>
          <table:table-cell table:style-name="ce1" office:value-type="date" office:date-value="2019-01-06" calcext:value-type="date">
            <text:p>6.1</text:p>
          </table:table-cell>
          <table:table-cell table:style-name="ce1" office:value-type="date" office:date-value="2019-05-02" calcext:value-type="date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6" calcext:value-type="date">
            <text:p>6.5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1-05" calcext:value-type="date">
            <text:p>5.1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6" calcext:value-type="date">
            <text:p>6.4</text:p>
          </table:table-cell>
          <table:table-cell table:style-name="ce1" office:value-type="date" office:date-value="2019-07-02" calcext:value-type="date">
            <text:p>2.7</text:p>
          </table:table-cell>
          <table:table-cell table:style-name="ce1" office:value-type="date" office:date-value="2019-03-05" calcext:value-type="date">
            <text:p>5.3</text:p>
          </table:table-cell>
          <table:table-cell table:style-name="ce1" office:value-type="date" office:date-value="2019-09-01" calcext:value-type="date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6" calcext:value-type="date">
            <text:p>6.8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5-05" calcext:value-type="date">
            <text:p>5.5</text:p>
          </table:table-cell>
          <table:table-cell table:style-name="ce1" office:value-type="date" office:date-value="2019-01-02" calcext:value-type="date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5" calcext:value-type="date">
            <text:p>5.7</text:p>
          </table:table-cell>
          <table:table-cell table:style-name="ce1" office:value-type="date" office:date-value="2019-05-02" calcext:value-type="date">
            <text:p>2.5</text:p>
          </table:table-cell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5" calcext:value-type="date">
            <text:p>5.8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4-02" calcext:value-type="date">
            <text:p>2.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6" calcext:value-type="date">
            <text:p>6.4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3-05" calcext:value-type="date">
            <text:p>5.3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6" calcext:value-type="date">
            <text:p>6.5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5-05" calcext:value-type="date">
            <text:p>5.5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7" calcext:value-type="date">
            <text:p>7.7</text:p>
          </table:table-cell>
          <table:table-cell table:style-name="ce1" office:value-type="date" office:date-value="2019-08-03" calcext:value-type="date">
            <text:p>3.8</text:p>
          </table:table-cell>
          <table:table-cell table:style-name="ce1" office:value-type="date" office:date-value="2019-07-06" calcext:value-type="date">
            <text:p>6.7</text:p>
          </table:table-cell>
          <table:table-cell table:style-name="ce1" office:value-type="date" office:date-value="2019-02-02" calcext:value-type="date">
            <text:p>2.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7" calcext:value-type="date">
            <text:p>7.7</text:p>
          </table:table-cell>
          <table:table-cell table:style-name="ce1" office:value-type="date" office:date-value="2019-06-02" calcext:value-type="date">
            <text:p>2.6</text:p>
          </table:table-cell>
          <table:table-cell table:style-name="ce1" office:value-type="date" office:date-value="2019-09-06" calcext:value-type="date">
            <text:p>6.9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.0</text:p>
          </table:table-cell>
          <table:table-cell table:style-name="ce1" office:value-type="date" office:date-value="2019-02-02" calcext:value-type="date">
            <text:p>2.2</text:p>
          </table:table-cell>
          <table:table-cell table:style-name="ce2" office:value-type="string" calcext:value-type="string">
            <text:p>5.0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6" calcext:value-type="date">
            <text:p>6.9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7-05" calcext:value-type="date">
            <text:p>5.7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5" calcext:value-type="date">
            <text:p>5.6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9-04" calcext:value-type="date">
            <text:p>4.9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7" calcext:value-type="date">
            <text:p>7.7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7-06" calcext:value-type="date">
            <text:p>6.7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6" calcext:value-type="date">
            <text:p>6.3</text:p>
          </table:table-cell>
          <table:table-cell table:style-name="ce1" office:value-type="date" office:date-value="2019-07-02" calcext:value-type="date">
            <text:p>2.7</text:p>
          </table:table-cell>
          <table:table-cell table:style-name="ce1" office:value-type="date" office:date-value="2019-09-04" calcext:value-type="date">
            <text:p>4.9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6" calcext:value-type="date">
            <text:p>6.7</text:p>
          </table:table-cell>
          <table:table-cell table:style-name="ce1" office:value-type="date" office:date-value="2019-03-03" calcext:value-type="date">
            <text:p>3.3</text:p>
          </table:table-cell>
          <table:table-cell table:style-name="ce1" office:value-type="date" office:date-value="2019-07-05" calcext:value-type="date">
            <text:p>5.7</text:p>
          </table:table-cell>
          <table:table-cell table:style-name="ce1" office:value-type="date" office:date-value="2019-01-02" calcext:value-type="date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7" calcext:value-type="date">
            <text:p>7.2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2" office:value-type="string" calcext:value-type="string">
            <text:p>6.0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6" calcext:value-type="date">
            <text:p>6.2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8-04" calcext:value-type="date">
            <text:p>4.8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6" calcext:value-type="date">
            <text:p>6.1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9-04" calcext:value-type="date">
            <text:p>4.9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6" calcext:value-type="date">
            <text:p>6.4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6-05" calcext:value-type="date">
            <text:p>5.6</text:p>
          </table:table-cell>
          <table:table-cell table:style-name="ce1" office:value-type="date" office:date-value="2019-01-02" calcext:value-type="date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7" calcext:value-type="date">
            <text:p>7.2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8-05" calcext:value-type="date">
            <text:p>5.8</text:p>
          </table:table-cell>
          <table:table-cell table:style-name="ce1" office:value-type="date" office:date-value="2019-06-01" calcext:value-type="date">
            <text:p>1.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7" calcext:value-type="date">
            <text:p>7.4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1-06" calcext:value-type="date">
            <text:p>6.1</text:p>
          </table:table-cell>
          <table:table-cell table:style-name="ce1" office:value-type="date" office:date-value="2019-09-01" calcext:value-type="date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7" calcext:value-type="date">
            <text:p>7.9</text:p>
          </table:table-cell>
          <table:table-cell table:style-name="ce1" office:value-type="date" office:date-value="2019-08-03" calcext:value-type="date">
            <text:p>3.8</text:p>
          </table:table-cell>
          <table:table-cell table:style-name="ce1" office:value-type="date" office:date-value="2019-04-06" calcext:value-type="date">
            <text:p>6.4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6" calcext:value-type="date">
            <text:p>6.4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6-05" calcext:value-type="date">
            <text:p>5.6</text:p>
          </table:table-cell>
          <table:table-cell table:style-name="ce1" office:value-type="date" office:date-value="2019-02-02" calcext:value-type="date">
            <text:p>2.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6" calcext:value-type="date">
            <text:p>6.3</text:p>
          </table:table-cell>
          <table:table-cell table:style-name="ce1" office:value-type="date" office:date-value="2019-08-02" calcext:value-type="date">
            <text:p>2.8</text:p>
          </table:table-cell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5-01" calcext:value-type="date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6" calcext:value-type="date">
            <text:p>6.1</text:p>
          </table:table-cell>
          <table:table-cell table:style-name="ce1" office:value-type="date" office:date-value="2019-06-02" calcext:value-type="date">
            <text:p>2.6</text:p>
          </table:table-cell>
          <table:table-cell table:style-name="ce1" office:value-type="date" office:date-value="2019-06-05" calcext:value-type="date">
            <text:p>5.6</text:p>
          </table:table-cell>
          <table:table-cell table:style-name="ce1" office:value-type="date" office:date-value="2019-04-01" calcext:value-type="date">
            <text:p>1.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7" calcext:value-type="date">
            <text:p>7.7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1-06" calcext:value-type="date">
            <text:p>6.1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6" calcext:value-type="date">
            <text:p>6.3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6-05" calcext:value-type="date">
            <text:p>5.6</text:p>
          </table:table-cell>
          <table:table-cell table:style-name="ce1" office:value-type="date" office:date-value="2019-04-02" calcext:value-type="date">
            <text:p>2.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6" calcext:value-type="date">
            <text:p>6.4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5-05" calcext:value-type="date">
            <text:p>5.5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8-04" calcext:value-type="date">
            <text:p>4.8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6" calcext:value-type="date">
            <text:p>6.9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4-05" calcext:value-type="date">
            <text:p>5.4</text:p>
          </table:table-cell>
          <table:table-cell table:style-name="ce1" office:value-type="date" office:date-value="2019-01-02" calcext:value-type="date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6" calcext:value-type="date">
            <text:p>6.7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6-05" calcext:value-type="date">
            <text:p>5.6</text:p>
          </table:table-cell>
          <table:table-cell table:style-name="ce1" office:value-type="date" office:date-value="2019-04-02" calcext:value-type="date">
            <text:p>2.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6" calcext:value-type="date">
            <text:p>6.9</text:p>
          </table:table-cell>
          <table:table-cell table:style-name="ce1" office:value-type="date" office:date-value="2019-01-03" calcext:value-type="date">
            <text:p>3.1</text:p>
          </table:table-cell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5" calcext:value-type="date">
            <text:p>5.8</text:p>
          </table:table-cell>
          <table:table-cell table:style-name="ce1" office:value-type="date" office:date-value="2019-07-02" calcext:value-type="date">
            <text:p>2.7</text:p>
          </table:table-cell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9-01" calcext:value-type="date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6" calcext:value-type="date">
            <text:p>6.8</text:p>
          </table:table-cell>
          <table:table-cell table:style-name="ce1" office:value-type="date" office:date-value="2019-02-03" calcext:value-type="date">
            <text:p>3.2</text:p>
          </table:table-cell>
          <table:table-cell table:style-name="ce1" office:value-type="date" office:date-value="2019-09-05" calcext:value-type="date">
            <text:p>5.9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6" calcext:value-type="date">
            <text:p>6.7</text:p>
          </table:table-cell>
          <table:table-cell table:style-name="ce1" office:value-type="date" office:date-value="2019-03-03" calcext:value-type="date">
            <text:p>3.3</text:p>
          </table:table-cell>
          <table:table-cell table:style-name="ce1" office:value-type="date" office:date-value="2019-07-05" calcext:value-type="date">
            <text:p>5.7</text:p>
          </table:table-cell>
          <table:table-cell table:style-name="ce1" office:value-type="date" office:date-value="2019-05-02" calcext:value-type="date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6" calcext:value-type="date">
            <text:p>6.7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2-05" calcext:value-type="date">
            <text:p>5.2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6" calcext:value-type="date">
            <text:p>6.3</text:p>
          </table:table-cell>
          <table:table-cell table:style-name="ce1" office:value-type="date" office:date-value="2019-05-02" calcext:value-type="date">
            <text:p>2.5</text:p>
          </table:table-cell>
          <table:table-cell table:style-name="ce2" office:value-type="string" calcext:value-type="string">
            <text:p>5.0</text:p>
          </table:table-cell>
          <table:table-cell table:style-name="ce1" office:value-type="date" office:date-value="2019-09-01" calcext:value-type="date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6" calcext:value-type="date">
            <text:p>6.5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2-05" calcext:value-type="date">
            <text:p>5.2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6" calcext:value-type="date">
            <text:p>6.2</text:p>
          </table:table-cell>
          <table:table-cell table:style-name="ce1" office:value-type="date" office:date-value="2019-04-03" calcext:value-type="date">
            <text:p>3.4</text:p>
          </table:table-cell>
          <table:table-cell table:style-name="ce1" office:value-type="date" office:date-value="2019-04-05" calcext:value-type="date">
            <text:p>5.4</text:p>
          </table:table-cell>
          <table:table-cell table:style-name="ce1" office:value-type="date" office:date-value="2019-03-02" calcext:value-type="date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5" calcext:value-type="date">
            <text:p>5.9</text:p>
          </table:table-cell>
          <table:table-cell table:style-name="ce2" office:value-type="string" calcext:value-type="string">
            <text:p>3.0</text:p>
          </table:table-cell>
          <table:table-cell table:style-name="ce1" office:value-type="date" office:date-value="2019-01-05" calcext:value-type="date">
            <text:p>5.1</text:p>
          </table:table-cell>
          <table:table-cell table:style-name="ce1" office:value-type="date" office:date-value="2019-08-01" calcext:value-type="date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ris" style:display-name="PageStyle_i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0" meta:object-count="0"/>
    <meta:generator>LibreOfficeDev/6.0.5.2$Linux_X86_64 LibreOffice_project/</meta:generator>
  </office:meta>
</office:document-meta>
</file>